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Her basamağı 7 ile toplamının 10’luk sistemdeki eşitiyle değiştien ve birinci basamağı üçüncü basamak, ikinci basamağı da dördüncü basamak ile yer değiştiren şifreleme programı.</text:p>
      <text:p text:style-name="Standard"><text:tab/></text:p>
      <text:p text:style-name="Standard"><text:s text:c="4"/>int x,y,z,t=0,i=1,a,b,j=1;</text:p>
      <text:p text:style-name="Standard"><text:s text:c="4"/></text:p>
      <text:p text:style-name="Standard"><text:s text:c="4"/>printf("Sifrelemek istediginiz 4 basamakli veriyi giriniz : ");</text:p>
      <text:p text:style-name="Standard"><text:s text:c="4"/>scanf("%d",&amp;x);</text:p>
      <text:p text:style-name="Standard"><text:s text:c="4"/></text:p>
      <text:p text:style-name="Standard"><text:s text:c="4"/>while(x &gt; 0){</text:p>
      <text:p text:style-name="Standard"><text:s text:c="8"/>z = x % 10;</text:p>
      <text:p text:style-name="Standard"><text:s text:c="8"/>t = (t*10) + z;</text:p>
      <text:p text:style-name="Standard"><text:s text:c="8"/>x = x/10;</text:p>
      <text:p text:style-name="Standard"><text:s text:c="4"/>}</text:p>
      <text:p text:style-name="Standard"><text:s text:c="4"/>a = t;</text:p>
      <text:p text:style-name="Standard"><text:s text:c="4"/>printf("\nSifrelenmis veriniz : ");</text:p>
      <text:p text:style-name="Standard"><text:s text:c="4"/>while(t &gt; 0){</text:p>
      <text:p text:style-name="Standard"><text:s text:c="8"/>y = t % 10;</text:p>
      <text:p text:style-name="Standard"><text:s text:c="8"/>if(i==3||i==4){</text:p>
      <text:p text:style-name="Standard"><text:s text:c="12"/>printf("%d", y + 7);</text:p>
      <text:p text:style-name="Standard"><text:s text:c="12"/></text:p>
      <text:p text:style-name="Standard"><text:s text:c="8"/>}</text:p>
      <text:p text:style-name="Standard"><text:s text:c="8"/>t = t/10;</text:p>
      <text:p text:style-name="Standard"><text:s text:c="8"/>i++;</text:p>
      <text:p text:style-name="Standard"><text:s text:c="4"/>}</text:p>
      <text:p text:style-name="Standard"><text:s text:c="4"/>while(a &gt; 0){</text:p>
      <text:p text:style-name="Standard"><text:s text:c="8"/>b = a % 10;</text:p>
      <text:p text:style-name="Standard"><text:s text:c="8"/>if(j==1||j==2){</text:p>
      <text:p text:style-name="Standard"><text:s text:c="12"/>printf("%d", b + 7);</text:p>
      <text:p text:style-name="Standard"><text:s text:c="8"/>}</text:p>
      <text:p text:style-name="Standard"><text:s text:c="8"/>a = a/10;</text:p>
      <text:p text:style-name="Standard"><text:s text:c="8"/>j++;</text:p>
      <text:p text:style-name="Standard"><text:s text:c="4"/>}</text:p>
      <text:p text:style-name="Standard"><text:s text:c="4"/>return 0;</text:p>
      <text:p text:style-name="Standard">}</text:p>
      <text:p text:style-name="P1"/>
      <text:p text:style-name="Standard"/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Şifrelenmiş sayıları alan ve eski haline getiren program.</text:p>
      <text:p text:style-name="Standard"><text:tab/></text:p>
      <text:p text:style-name="Standard"><text:s text:c="4"/>int x,y,z,i=1,t,j=1,a;</text:p>
      <text:p text:style-name="Standard"><text:s text:c="4"/></text:p>
      <text:p text:style-name="Standard"><text:soft-page-break/><text:s text:c="4"/>printf("Cozmek istediginiz sifreli veriyi giriniz : ");</text:p>
      <text:p text:style-name="Standard"><text:s text:c="4"/>scanf("%d",&amp;x);</text:p>
      <text:p text:style-name="Standard"/>
      <text:p text:style-name="Standard"><text:s text:c="4"/>printf("\nSirasiz 4 haneli veri : ");</text:p>
      <text:p text:style-name="Standard"><text:s text:c="4"/>while(x&gt;0){</text:p>
      <text:p text:style-name="Standard"><text:s text:c="8"/>if(0==x%10){</text:p>
      <text:p text:style-name="Standard"><text:s text:c="12"/>printf("3");</text:p>
      <text:p text:style-name="Standard"><text:s text:c="12"/>x = x/100;</text:p>
      <text:p text:style-name="Standard"><text:s text:c="8"/>}</text:p>
      <text:p text:style-name="Standard"><text:s text:c="8"/>if(7&lt;=x%10){</text:p>
      <text:p text:style-name="Standard"><text:s text:c="12"/>printf("%d", x%10 - 7);</text:p>
      <text:p text:style-name="Standard"><text:s text:c="12"/>x = x/10;</text:p>
      <text:p text:style-name="Standard"><text:s text:c="8"/>}</text:p>
      <text:p text:style-name="Standard"><text:s text:c="8"/>if(7&gt;x%10 &amp;&amp; 0!=x%10){</text:p>
      <text:p text:style-name="Standard"><text:s text:c="12"/>printf("%d", x%10 + 10 - 7);</text:p>
      <text:p text:style-name="Standard"><text:s text:c="12"/>x = x/100;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4"/>printf("\n\nSifreyi cozmek icin 4 haneli sirasiz veriyi giriniz : ");</text:p>
      <text:p text:style-name="Standard"><text:s text:c="4"/>scanf("%d",&amp;y);</text:p>
      <text:p text:style-name="Standard"><text:s text:c="4"/>t = y;</text:p>
      <text:p text:style-name="Standard"><text:s text:c="4"/>printf("\nSifre cozuldu! 4 haneli sifresiz veriniz : ");</text:p>
      <text:p text:style-name="Standard"><text:s text:c="4"/>while(y&gt;0){</text:p>
      <text:p text:style-name="Standard"><text:s text:c="8"/>z = y%10;</text:p>
      <text:p text:style-name="Standard"><text:s text:c="8"/>if(i==3||i==4){</text:p>
      <text:p text:style-name="Standard"><text:s text:c="12"/>printf("%d",z);</text:p>
      <text:p text:style-name="Standard"><text:s text:c="8"/>}</text:p>
      <text:p text:style-name="Standard"><text:s text:c="8"/>y = y/10;</text:p>
      <text:p text:style-name="Standard"><text:s text:c="8"/>i++;</text:p>
      <text:p text:style-name="Standard"><text:s text:c="4"/>}</text:p>
      <text:p text:style-name="Standard"><text:s text:c="4"/>while(t&gt;0){</text:p>
      <text:p text:style-name="Standard"><text:s text:c="8"/>a = t%10;</text:p>
      <text:p text:style-name="Standard"><text:s text:c="8"/>if(j==1||j==2){</text:p>
      <text:p text:style-name="Standard"><text:s text:c="12"/>printf("%d",a);</text:p>
      <text:p text:style-name="Standard"><text:s text:c="8"/>}</text:p>
      <text:p text:style-name="Standard"><text:s text:c="8"/>t = t/10;</text:p>
      <text:p text:style-name="Standard"><text:s text:c="8"/>j++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8S</meta:editing-duration>
    <meta:editing-cycles>3</meta:editing-cycles>
    <meta:generator>OpenOffice/4.1.8$Win32 OpenOffice.org_project/418m3$Build-9803</meta:generator>
    <dc:date>2021-11-21T14:41:02.06</dc:date>
    <meta:document-statistic meta:table-count="0" meta:image-count="0" meta:object-count="0" meta:page-count="2" meta:paragraph-count="85" meta:word-count="235" meta:character-count="1804"/>
    <meta:user-defined meta:name="Info 1"/>
    <meta:user-defined meta:name="Info 2"/>
    <meta:user-defined meta:name="Info 3"/>
    <meta:user-defined meta:name="Info 4"/>
  </office:meta>
</office:document-meta>
</file>